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715in"/>
    </style:style>
    <style:style style:name="Table1.B" style:family="table-column">
      <style:table-column-properties style:column-width="1.9444in"/>
    </style:style>
    <style:style style:name="Table1.C" style:family="table-column">
      <style:table-column-properties style:column-width="0.5854in"/>
    </style:style>
    <style:style style:name="Table1.D" style:family="table-column">
      <style:table-column-properties style:column-width="1.4111in"/>
    </style:style>
    <style:style style:name="Table1.E" style:family="table-column">
      <style:table-column-properties style:column-width="1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a7839" officeooo:paragraph-rsid="001a7839"/>
    </style:style>
    <style:style style:name="P2" style:family="paragraph" style:parent-style-name="Table_20_Contents">
      <style:text-properties officeooo:rsid="001a7839" officeooo:paragraph-rsid="001aac51"/>
    </style:style>
    <style:style style:name="P3" style:family="paragraph" style:parent-style-name="Table_20_Contents">
      <style:text-properties officeooo:rsid="001a7839" officeooo:paragraph-rsid="001adebb"/>
    </style:style>
    <style:style style:name="P4" style:family="paragraph" style:parent-style-name="Table_20_Contents">
      <style:paragraph-properties fo:text-align="center" style:justify-single-word="false"/>
      <style:text-properties officeooo:rsid="001adebb" officeooo:paragraph-rsid="001adebb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itle">
      <style:text-properties officeooo:rsid="001aac51" officeooo:paragraph-rsid="001aac51"/>
    </style:style>
    <style:style style:name="T1" style:family="text">
      <style:text-properties officeooo:rsid="001ade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cha de Caso de Prueb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ID: </text:p>
          </table:table-cell>
          <table:table-cell table:style-name="Table1.A1" office:value-type="string">
            <text:p text:style-name="P1">Versión:</text:p>
          </table:table-cell>
          <table:table-cell table:style-name="Table1.C1" table:number-columns-spanned="3" office:value-type="string">
            <text:p text:style-name="P1">Autor:</text:p>
          </table:table-cell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Nombre Caso de Prueba:</text:p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Requerimientos Testeados:</text:p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Propósito:</text:p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Dependencias:</text:p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3" office:value-type="string">
            <text:p text:style-name="P1">Inicialización:</text:p>
            <text:p text:style-name="P1"/>
            <text:p text:style-name="P1"/>
          </table:table-cell>
          <table:covered-table-cell/>
          <table:covered-table-cell/>
          <table:table-cell table:style-name="Table1.A2" table:number-columns-spanned="2" office:value-type="string">
            <text:p text:style-name="P1">Ambiente de Prueba:</text:p>
          </table:table-cell>
          <table:covered-table-cell/>
        </table:table-row>
        <table:table-row>
          <table:table-cell table:style-name="Table1.A2" table:number-columns-spanned="5" office:value-type="string">
            <text:p text:style-name="P1">Acciones:</text:p>
            <text:p text:style-name="P1">-</text:p>
            <text:p text:style-name="P1"/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Finalización:</text:p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2" office:value-type="string">
            <text:p text:style-name="P1">Salida Esperada:</text:p>
          </table:table-cell>
          <table:covered-table-cell/>
          <table:table-cell table:style-name="Table1.A6" office:value-type="string">
            <text:p text:style-name="P4">Y / N</text:p>
          </table:table-cell>
          <table:table-cell table:style-name="Table1.C1" table:number-columns-spanned="2" office:value-type="string">
            <text:p text:style-name="P1">Salida Recibida <text:span text:style-name="T1">(comentario)</text:span></text:p>
          </table:table-cell>
          <table:covered-table-cell/>
        </table:table-row>
        <table:table-row>
          <table:table-cell table:style-name="Table1.A6" table:number-columns-spanned="2" office:value-type="string">
            <text:p text:style-name="P1"/>
          </table:table-cell>
          <table:covered-table-cell/>
          <table:table-cell table:style-name="Table1.A6" office:value-type="string">
            <text:p text:style-name="P4"/>
          </table:table-cell>
          <table:table-cell table:style-name="Table1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6" table:number-columns-spanned="2" office:value-type="string">
            <text:p text:style-name="P1"/>
          </table:table-cell>
          <table:covered-table-cell/>
          <table:table-cell table:style-name="Table1.A6" office:value-type="string">
            <text:p text:style-name="P4"/>
          </table:table-cell>
          <table:table-cell table:style-name="Table1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6" table:number-columns-spanned="2" office:value-type="string">
            <text:p text:style-name="P1"/>
          </table:table-cell>
          <table:covered-table-cell/>
          <table:table-cell table:style-name="Table1.A6" office:value-type="string">
            <text:p text:style-name="P4"/>
          </table:table-cell>
          <table:table-cell table:style-name="Table1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6" table:number-columns-spanned="2" office:value-type="string">
            <text:p text:style-name="P1"/>
          </table:table-cell>
          <table:covered-table-cell/>
          <table:table-cell table:style-name="Table1.A6" office:value-type="string">
            <text:p text:style-name="P4"/>
          </table:table-cell>
          <table:table-cell table:style-name="Table1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6" table:number-columns-spanned="2" office:value-type="string">
            <text:p text:style-name="P1"/>
          </table:table-cell>
          <table:covered-table-cell/>
          <table:table-cell table:style-name="Table1.A6" office:value-type="string">
            <text:p text:style-name="P5"/>
          </table:table-cell>
          <table:table-cell table:style-name="Table1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6" table:number-columns-spanned="3" office:value-type="string">
            <text:p text:style-name="P2">Resultado: </text:p>
            <text:p text:style-name="P3">PASS <text:s text:c="8"/><text:span text:style-name="T1">X</text:span></text:p>
            <text:p text:style-name="P3">FAIL <text:s text:c="8"/><text:span text:style-name="T1">X</text:span></text:p>
          </table:table-cell>
          <table:covered-table-cell/>
          <table:covered-table-cell/>
          <table:table-cell table:style-name="Table1.A2" table:number-columns-spanned="2" office:value-type="string">
            <text:p text:style-name="P1">Severidad: </text:p>
            <text:p text:style-name="P1">GRAVE <text:s text:c="9"/><text:span text:style-name="T1">X</text:span> <text:s text:c="20"/><text:span text:style-name="T1">X</text:span> <text:s text:c="5"/>MAYOR</text:p>
            <text:p text:style-name="P1">NORMAL <text:s text:c="5"/><text:span text:style-name="T1">X</text:span> <text:s text:c="20"/><text:span text:style-name="T1">X</text:span> <text:s text:c="5"/>MENOR</text:p>
          </table:table-cell>
          <table:covered-table-cell/>
        </table:table-row>
        <table:table-row>
          <table:table-cell table:style-name="Table1.A6" table:number-columns-spanned="4" office:value-type="string">
            <text:p text:style-name="P1">Seguimiento:</text:p>
          </table:table-cell>
          <table:covered-table-cell/>
          <table:covered-table-cell/>
          <table:covered-table-cell/>
          <table:table-cell table:style-name="Table1.A2" office:value-type="string">
            <text:p text:style-name="P1">Estado:</text:p>
            <text:p text:style-name="P1">NO INICADO <text:s text:c="6"/><text:span text:style-name="T1">X</text:span></text:p>
            <text:p text:style-name="P1">EN CURSO <text:s text:c="10"/><text:span text:style-name="T1">X</text:span></text:p>
            <text:p text:style-name="P1">TERMINADO <text:s text:c="5"/><text:span text:style-name="T1">X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23:56:06.399372895</meta:creation-date>
    <dc:date>2017-06-21T00:16:26.239906428</dc:date>
    <meta:editing-duration>PT9M7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27" meta:word-count="55" meta:character-count="435" meta:non-whitespace-character-count="303"/>
  </office:meta>
</office:document-meta>
</file>